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40000000BC6ADB7D6.png"/>
  <manifest:file-entry manifest:media-type="image/png" manifest:full-path="Pictures/100002010000038D0000000103AA6B9E.png"/>
  <manifest:file-entry manifest:media-type="image/png" manifest:full-path="Pictures/10000201000003BF000002097D0D3745.png"/>
  <manifest:file-entry manifest:media-type="image/png" manifest:full-path="Pictures/100002010000044D0000030C54895855.png"/>
  <manifest:file-entry manifest:media-type="image/png" manifest:full-path="Pictures/10000201000008980000061760F33B9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9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8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11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notes">
      <style:graphic-properties draw:fill-color="#ffffff" draw:auto-grow-height="true" fo:min-height="12.15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12.8000001907349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color="#3a75ac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fo:font-family="Arial" style:font-family-generic="swiss" style:font-pitch="variable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fo:font-family="Arial" style:font-family-generic="swiss" style:font-pitch="variable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9.603cm" svg:height="1.985cm" svg:x="5.559cm" svg:y="10.725cm" presentation:class="title" presentation:user-transformed="true">
          <draw:text-box>
            <text:p text:style-name="P1"><text:span text:style-name="T1">3D Workshop</text:span></text:p>
          </draw:text-box>
        </draw:frame>
        <draw:frame presentation:style-name="pr2" draw:text-style-name="P3" draw:layer="layout" svg:width="21.733cm" svg:height="1.103cm" svg:x="6.064cm" svg:y="12.71cm" presentation:class="outline" presentation:user-transformed="true">
          <draw:text-box>
            <text:p text:style-name="P1"><text:span text:style-name="T2">FOSS4G 2015 Seoul</text:span></text:p>
          </draw:text-box>
        </draw:frame>
        <presentation:notes draw:style-name="dp2">
          <draw:page-thumbnail draw:style-name="gr1" draw:layer="layout" svg:width="12.353cm" svg:height="10.126cm" svg:x="3.088cm" svg:y="2.023cm" draw:page-number="1" presentation:class="page"/>
          <draw:frame presentation:style-name="pr3" draw:text-style-name="P4" draw:layer="layout" svg:width="14.824cm" svg:height="12.151cm" svg:x="1.852cm" svg:y="12.82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2" draw:text-style-name="P5" draw:layer="layout" svg:width="22.949cm" svg:height="15.149cm" svg:x="4.051cm" svg:y="3.251cm">
          <draw:text-box>
            <text:list text:style-name="L3">
              <text:list-item>
                <text:p text:style-name="P5"><text:span text:style-name="T3">Deploy VM and initial brief</text:span></text:p>
                <text:p text:style-name="P5"><text:span text:style-name="T3"/></text:p>
              </text:list-item>
              <text:list-item>
                <text:p text:style-name="P5"><text:span text:style-name="T3">Load 2D data, and compute 3D one</text:span></text:p>
                <text:p text:style-name="P5"><text:span text:style-name="T3"/></text:p>
              </text:list-item>
              <text:list-item>
                <text:p text:style-name="P5"><text:span text:style-name="T3">3D spatial analysis (with QGIS and Horao) <text:s/></text:span><text:span text:style-name="T3"><text:tab/></text:span></text:p>
                <text:p text:style-name="P5"><text:span text:style-name="T3"/></text:p>
              </text:list-item>
              <text:list-item>
                <text:p text:style-name="P5"><text:span text:style-name="T3">WebGL rendering (with Cesium Buildings)</text:span></text:p>
              </text:list-item>
            </text:list>
            <text:p text:style-name="P5"/>
            <text:p text:style-name="P5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0">
        <draw:custom-shape draw:style-name="gr3" draw:text-style-name="P7" xml:id="id1" draw:id="id1" draw:layer="layout" svg:width="4.8cm" svg:height="5.8cm" svg:x="1.4cm" svg:y="1.8cm">
          <text:p text:style-name="P7">PostgreSQL</text:p>
          <text:p text:style-name="P7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4" draw:id="id4" draw:layer="layout" svg:width="4.62cm" svg:height="2.799cm" svg:x="0.38cm" svg:y="10.8cm">
          <text:p text:style-name="P8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8" xml:id="id2" draw:id="id2" draw:layer="layout" svg:width="4.38cm" svg:height="1.799cm" svg:x="6.02cm" svg:y="10.601cm">
          <text:p text:style-name="P8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xml:id="id3" draw:id="id3" draw:layer="layout" svg:width="4.58cm" svg:height="2.999cm" svg:x="6.02cm" svg:y="13.8cm">
          <text:p text:style-name="P8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layer="layout" draw:type="curve" svg:x1="3.8cm" svg:y1="7.6cm" svg:x2="8.435cm" svg:y2="10.601cm" draw:start-shape="id1" draw:end-shape="id2" draw:end-glue-point="4" svg:d="M3800 7600c0 2251 4635 751 4635 3001">
          <text:p/>
        </draw:connector>
        <draw:connector draw:style-name="gr7" draw:layer="layout" draw:type="curve" svg:x1="7.985cm" svg:y1="12.4cm" svg:x2="8.685cm" svg:y2="13.8cm" draw:start-shape="id2" draw:start-glue-point="7" draw:end-shape="id3" draw:end-glue-point="4" svg:d="M7985 12400c0 1050 700 350 700 1400">
          <text:p/>
        </draw:connector>
        <draw:connector draw:style-name="gr7" draw:layer="layout" draw:type="curve" svg:x1="3.8cm" svg:y1="7.6cm" svg:x2="3.04cm" svg:y2="10.8cm" draw:start-shape="id1" draw:end-shape="id4" draw:end-glue-point="4" svg:d="M3800 7600c0 2400-760 800-760 3200">
          <text:p/>
        </draw:connector>
        <draw:custom-shape draw:style-name="gr8" draw:text-style-name="P8" xml:id="id5" draw:id="id5" draw:layer="layout" svg:width="6.42cm" svg:height="3.201cm" svg:x="20.2cm" svg:y="2cm">
          <text:p text:style-name="P8">Q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7" xml:id="id9" draw:id="id9" draw:layer="layout" svg:width="5cm" svg:height="1.6cm" svg:x="21.02cm" svg:y="5.601cm">
          <text:p text:style-name="P8">Horao 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layer="layout" draw:type="curve" svg:x1="6.2cm" svg:y1="4.7cm" svg:x2="20.2cm" svg:y2="4.001cm" draw:start-shape="id1" draw:start-glue-point="8" draw:end-shape="id5" draw:end-glue-point="6" svg:d="M6200 4700c10501 0 3502-699 14000-699">
          <text:p/>
        </draw:connector>
        <draw:custom-shape draw:style-name="gr10" draw:text-style-name="P8" xml:id="id6" draw:id="id6" draw:layer="layout" svg:width="6.62cm" svg:height="2.601cm" svg:x="19.8cm" svg:y="11.199cm">
          <text:p text:style-name="P8">Ces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xml:id="id7" draw:id="id7" draw:layer="layout" svg:width="5.82cm" svg:height="2cm" svg:x="20.2cm" svg:y="14.4cm">
          <text:p text:style-name="P8">Cesium Buidings 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layer="layout" draw:type="curve" svg:x1="26.42cm" svg:y1="12.174cm" svg:x2="26.02cm" svg:y2="15.15cm" draw:start-shape="id6" draw:start-glue-point="9" draw:end-shape="id7" draw:end-glue-point="9" svg:d="M26420 12174c753 0 953 2976-400 2976">
          <text:p/>
        </draw:connector>
        <draw:connector draw:style-name="gr7" draw:layer="layout" draw:type="curve" svg:x1="6.2cm" svg:y1="4.7cm" svg:x2="12.6cm" svg:y2="8.21cm" draw:start-shape="id1" draw:start-glue-point="8" draw:end-shape="id8" draw:end-glue-point="6" svg:d="M6200 4700c4801 0 1602 3510 6400 3510">
          <text:p/>
        </draw:connector>
        <draw:connector draw:style-name="gr12" draw:text-style-name="P9" draw:layer="layout" draw:type="curve" svg:x1="26.62cm" svg:y1="3.2cm" svg:x2="26.02cm" svg:y2="6.401cm" draw:start-shape="id5" draw:start-glue-point="9" draw:end-shape="id9" svg:d="M26620 3200c753 0 1053 3201-600 3201">
          <text:p/>
        </draw:connector>
        <draw:custom-shape draw:style-name="gr13" draw:text-style-name="P8" xml:id="id8" draw:id="id8" draw:layer="layout" svg:width="4.2cm" svg:height="2.575cm" svg:x="12.6cm" svg:y="6.6cm">
          <text:p text:style-name="P8">MapServer</text:p>
          <text:p text:style-name="P8">Sui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text-style-name="P9" draw:layer="layout" draw:type="curve" svg:x1="16.8cm" svg:y1="7.887cm" svg:x2="19.8cm" svg:y2="12.499cm" draw:start-shape="id8" draw:start-glue-point="1" draw:end-shape="id6" svg:d="M16800 7887c2251 0 752 4612 3000 4612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draw:style-name="gr14" draw:layer="layout" svg:width="15.2cm" svg:height="2.224cm" svg:x="6.4cm" svg:y="5.6cm">
          <draw:text-box>
            <text:p><text:span text:style-name="T4"><text:a xlink:href="https://vimeo.com/74869530">https://vimeo.com/74869530</text:a>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draw:style-name="gr15" draw:text-style-name="P10" draw:layer="layout" svg:width="18.388cm" svg:height="2.453cm" svg:x="5.212cm" svg:y="5cm">
          <draw:text-box>
            <text:p text:style-name="P10"><text:span text:style-name="T3"><text:a xlink:href="https://github.com/Oslandia/workshop-3d">https://github.com/Oslandia/workshop-3d</text:a></text:span></text:p>
            <text:p text:style-name="P10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5pt" fo:font-style="normal" fo:text-shadow="none" style:text-underline-style="none" fo:font-weight="normal" style:font-family-asian="'Arial Unicode MS'" style:font-pitch-asian="variable" style:font-size-asian="25.5pt" style:font-style-asian="normal" style:font-weight-asian="normal" style:font-family-complex="Tahoma" style:font-pitch-complex="variable" style:font-size-complex="25.5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fo:font-family="Arial" style:font-family-generic="swiss" style:font-pitch="variable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position="0% 100%" fo:font-family="'URW Gothic L'" style:font-family-generic="swiss" style:font-pitch="variable" fo:font-size="22.1000003814697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family="'URW Gothic L'" style:font-family-generic="swiss" style:font-pitch="variable" fo:font-size="42.299999237060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-presentation-macos-title">
      <style:graphic-properties draw:fill-color="#ffffff" draw:auto-grow-height="false" fo:min-height="3.181cm"/>
    </style:style>
    <style:style style:name="Mpr5" style:family="presentation" style:parent-style-name="template-presentation-macos-outline1">
      <style:graphic-properties draw:fill-color="#ffffff"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P8" style:family="paragraph">
      <style:paragraph-properties fo:text-align="center"/>
    </style:style>
    <style:style style:name="MT1" style:family="text">
      <style:text-properties fo:color="#808080" fo:font-family="Arial" style:font-style-name="Gras" style:font-family-generic="swiss" style:font-pitch="variable" fo:font-size="11pt" fo:language="fr" fo:country="CH" fo:font-style="normal" fo:font-weight="normal" style:font-size-asian="12pt" style:font-size-complex="12pt"/>
    </style:style>
    <style:style style:name="MT2" style:family="text">
      <style:text-properties fo:font-family="Arial" style:font-style-name="Gras" style:font-family-generic="swiss" style:font-pitch="variable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fo:font-family="Arial" style:font-family-generic="swiss" style:font-pitch="variable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fo:font-family="Arial" style:font-family-generic="swiss" style:font-pitch="variable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emplate-presentation-macos" style:page-layout-name="PM1" draw:style-name="Mdp2">
      <office:forms form:automatic-focus="false" form:apply-design-mode="false"/>
      <draw:frame draw:style-name="Mgr3" draw:layer="backgroundobjects" svg:width="30.021cm" svg:height="23.209cm" svg:x="-1.01cm" svg:y="-1.104cm">
        <draw:image xlink:href="Pictures/100002010000044D0000030C54895855.png" xlink:type="simple" xlink:show="embed" xlink:actuate="onLoad">
          <text:p/>
        </draw:image>
      </draw:frame>
      <draw:frame presentation:style-name="Mpr4" draw:text-style-name="MP4" draw:layer="backgroundobjects" svg:width="21.124cm" svg:height="1.984cm" svg:x="6.064cm" svg:y="11.058cm" presentation:class="title">
        <draw:text-box>
          <text:p text:style-name="MP4">Cartographie avec D3JS</text:p>
        </draw:text-box>
      </draw:frame>
      <draw:frame presentation:style-name="Mpr5" draw:text-style-name="MP6" draw:layer="backgroundobjects" svg:width="19.651cm" svg:height="1.102cm" svg:x="6.57cm" svg:y="13.042cm" presentation:class="outline">
        <draw:text-box>
          <text:p text:style-name="MP5">Sylvain B. - mai 2015</text:p>
        </draw:text-box>
      </draw:frame>
      <draw:frame draw:style-name="Mgr4" draw:text-style-name="MP7" draw:layer="backgroundobjects" svg:width="27.495cm" svg:height="0.811cm" svg:x="0.505cm" svg:y="20.23cm">
        <draw:text-box>
          <text:p text:style-name="MP7"><text:span text:style-name="MT1">Licence GNU FDL 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<text:s text:c="11"/></text:span><text:span text:style-name="MT1">SARL / </text:span><text:span text:style-name="MT1"><text:date style:data-style-name="D6" text:date-value="2015-09-15">15. septembre 2015</text:date></text:span><text:span text:style-name="MT1"> / www.oslandia.com / infos@oslandia.com</text:span></text:p>
        </draw:text-box>
      </draw:frame>
      <draw:frame draw:style-name="Mgr3" draw:layer="backgroundobjects" svg:width="25.933cm" svg:height="0.03cm" svg:x="1.158cm" svg:y="10.516cm">
        <draw:image xlink:href="Pictures/100002010000038D0000000103AA6B9E.png" xlink:type="simple" xlink:show="embed" xlink:actuate="onLoad">
          <text:p/>
        </draw:image>
      </draw:frame>
      <draw:frame draw:style-name="Mgr3" draw:layer="backgroundobjects" svg:width="13.689cm" svg:height="8.13cm" svg:x="7.479cm" svg:y="1.153cm">
        <draw:image xlink:href="Pictures/10000201000003BF000002097D0D3745.png" xlink:type="simple" xlink:show="embed" xlink:actuate="onLoad">
          <text:p/>
        </draw:image>
      </draw:frame>
      <draw:frame draw:style-name="Mgr3" draw:layer="backgroundobjects" svg:width="2.852cm" svg:height="0.342cm" svg:x="11.878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18.529cm" svg:height="27cm" svg:x="0cm" svg:y="0cm">
          <text:p/>
        </draw:rect>
        <draw:page-thumbnail presentation:style-name="template-presentation-macos-title" draw:layer="backgroundobjects" svg:width="12.353cm" svg:height="10.126cm" svg:x="3.088cm" svg:y="2.023cm" presentation:class="page"/>
        <draw:frame presentation:style-name="template-presentation-macos-notes" draw:layer="backgroundobjects" svg:width="14.824cm" svg:height="12.151cm" svg:x="1.852cm" svg:y="12.82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5T13:18:08</meta:creation-date>
    <meta:editing-duration>PT6M17S</meta:editing-duration>
    <meta:editing-cycles>2</meta:editing-cycles>
    <dc:date>2015-09-15T13:39:45</dc:date>
    <meta:document-statistic meta:object-count="63"/>
    <meta:generator>OpenOffice/4.1.0$Unix OpenOffice.org_project/410m18$Build-9764</meta:generator>
  </office:meta>
</office:document-meta>
</file>